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07c" officeooo:paragraph-rsid="000fb86c"/>
    </style:style>
    <style:style style:name="P2" style:family="paragraph" style:parent-style-name="Standard">
      <style:text-properties officeooo:paragraph-rsid="000fb86c"/>
    </style:style>
    <style:style style:name="P3" style:family="paragraph" style:parent-style-name="Standard">
      <style:text-properties officeooo:rsid="000d007c" officeooo:paragraph-rsid="000fb86c"/>
    </style:style>
    <style:style style:name="P4" style:family="paragraph" style:parent-style-name="Standard">
      <style:text-properties officeooo:rsid="000d007c" officeooo:paragraph-rsid="001bd4b3"/>
    </style:style>
    <style:style style:name="P5" style:family="paragraph" style:parent-style-name="Standard">
      <style:text-properties officeooo:rsid="000d007c" officeooo:paragraph-rsid="00208b79"/>
    </style:style>
    <style:style style:name="P6" style:family="paragraph" style:parent-style-name="Standard">
      <style:text-properties officeooo:rsid="001984a7" officeooo:paragraph-rsid="001984a7"/>
    </style:style>
    <style:style style:name="T1" style:family="text">
      <style:text-properties officeooo:rsid="0013a9d2"/>
    </style:style>
    <style:style style:name="T2" style:family="text">
      <style:text-properties officeooo:rsid="0019c631"/>
    </style:style>
    <style:style style:name="T3" style:family="text">
      <style:text-properties officeooo:rsid="000d007c"/>
    </style:style>
    <style:style style:name="T4" style:family="text">
      <style:text-properties officeooo:rsid="001db5a9"/>
    </style:style>
    <style:style style:name="T5" style:family="text">
      <style:text-properties officeooo:rsid="001dd5e0"/>
    </style:style>
    <style:style style:name="T6" style:family="text">
      <style:text-properties officeooo:rsid="001eccba"/>
    </style:style>
    <style:style style:name="T7" style:family="text">
      <style:text-properties officeooo:rsid="0020acd2"/>
    </style:style>
    <style:style style:name="T8" style:family="text">
      <style:text-properties officeooo:rsid="002174f2"/>
    </style:style>
    <style:style style:name="T9" style:family="text">
      <style:text-properties officeooo:rsid="0022aa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ise Sanity</text:p>
      <text:p text:style-name="P1"/>
      <text:p text:style-name="P1">Ma vie est un puzzle que j’essaie de reconstituer</text:p>
      <text:p text:style-name="P1">Je suis une bouteille sur la jetée, perdue entre deux eaux</text:p>
      <text:p text:style-name="P1">Je suis un oiseau qui cherche l’amour, je suis une boule</text:p>
      <text:p text:style-name="P1">J’ai l’impression d’avoir <text:span text:style-name="T2">déjà </text:span>vécu mille vies, je suis un arbre</text:p>
      <text:p text:style-name="P1">J’ai connu la guerre, j’ai connu le sida, je suis un banc</text:p>
      <text:p text:style-name="P1">Pas besoin d’attendre, le temps passe, le temps passe</text:p>
      <text:p text:style-name="P1">Le temps passe, le temps passe, le temps passe</text:p>
      <text:p text:style-name="P1">Il suffit d’un rien pour faire basculer le destin</text:p>
      <text:p text:style-name="P1">Mais il me manque une clé</text:p>
      <text:p text:style-name="P1"/>
      <text:p text:style-name="P1">Ma vie est une étoile filante qui s’éteint</text:p>
      <text:p text:style-name="P1">Une larme au coin de l’œil, un doigt sur la bouche</text:p>
      <text:p text:style-name="P1">Un cri de douleur qui fend mes entrailles</text:p>
      <text:p text:style-name="P1">Alors je me tais, et je contemple : les Métaphores Phosphores</text:p>
      <text:p text:style-name="P1">Je pense à la vie longuement, au temps qui passe, le temps passe</text:p>
      <text:p text:style-name="P1">Aux amours qui passent, le temps passe</text:p>
      <text:p text:style-name="P1">Et puis j’oublie, et je laisse les souvenirs en paix, le temps passe</text:p>
      <text:p text:style-name="P1">A la mort qui vient, le temps passe</text:p>
      <text:p text:style-name="P1">A l’infini qui se rapproche, le temps passe</text:p>
      <text:p text:style-name="P1">A ma fin prochaine, le temps passe</text:p>
      <text:p text:style-name="P1"/>
      <text:p text:style-name="P1">A mon départ, le temps passe</text:p>
      <text:p text:style-name="P1">Au jour où ma pierre tombera, le temps passe</text:p>
      <text:p text:style-name="P1">J’ai l’âge d’un homme, mais je suis encore un enfant</text:p>
      <text:p text:style-name="P1">Je ne sais pas si j’aurais le temps, le temps passe</text:p>
      <text:p text:style-name="P4">Et puis je suis seul, et je me sens tellement vide, le temps passe</text:p>
      <text:p text:style-name="P4">Et puis je suis une pierre, un grain de sable</text:p>
      <text:p text:style-name="P1">Et puis je suis une pierre, un caillou, un grain de sable</text:p>
      <text:p text:style-name="P1">Je suis une pierre, un caillou, un grain de sable</text:p>
      <text:p text:style-name="P1">J’ai l’âge d’un homme, mais je suis encore un enfant</text:p>
      <text:p text:style-name="P1">Je cherche le bonheur pour toujours, le temps passe</text:p>
      <text:p text:style-name="P1">Et puis je suis une larme, un mot, le temps passe</text:p>
      <text:p text:style-name="P1"/>
      <text:p text:style-name="P1">Et puis je suis un espoir, le temps passe</text:p>
      <text:p text:style-name="P1">Et pour le moment, je suis une larme, <text:span text:style-name="T4">je suis </text:span>un mot</text:p>
      <text:p text:style-name="P1">Et pendant ce temps, les Métaphores Phosphorent</text:p>
      <text:p text:style-name="P1">Les Métaphores Phosphorent, encore et encore</text:p>
      <text:p text:style-name="P1">les Métaphores Phosphorent, et mon coeur se rempli de joie</text:p>
      <text:p text:style-name="P1">les Métaphores Phosphorent, et mon coeur se rempli de plaisir</text:p>
      <text:p text:style-name="P1">les Métaphores Phosphorent, et mon coeur s’ouvre, et s’ouvre</text:p>
      <text:p text:style-name="P1">les Métaphores Phosphorent, et mon coeur s’ouvre</text:p>
      <text:p text:style-name="P1">les Métaphores Phosphorent, et mon coeur s’ouvre, et s’ouvre, et s’ouvre</text:p>
      <text:p text:style-name="P1"/>
      <text:p text:style-name="P1">Et pour le moment, je suis une larme, <text:span text:style-name="T5">une larme,</text:span> un mot</text:p>
      <text:p text:style-name="P1">Et pour le moment, je suis une larme, un mot</text:p>
      <text:p text:style-name="P1">Et pour le moment, je suis un espoir, un mot</text:p>
      <text:p text:style-name="P5">Et pour le moment, je suis un espoir, <text:span text:style-name="T6">un espoir,</text:span> un mot</text:p>
      <text:p text:style-name="P1">Et pour le moment, je suis une larme, une larme</text:p>
      <text:p text:style-name="P1">Et pour le moment, je suis un <text:span text:style-name="T8">mot</text:span>, une larme</text:p>
      <text:p text:style-name="P2"><text:span text:style-name="T3">Et pour le moment, je suis une larme</text:span></text:p>
      <text:p text:style-name="P2"><text:soft-page-break/><text:span text:style-name="T3">Et pour le moment, je suis un mot</text:span></text:p>
      <text:p text:style-name="P2"/>
      <text:p text:style-name="P1">Les Métaphores Phosphore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2T18:38:24.291000000</meta:creation-date>
    <dc:date>2022-08-20T00:20:16.633000000</dc:date>
    <meta:editing-duration>PT23M57S</meta:editing-duration>
    <meta:editing-cycles>23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49" meta:word-count="459" meta:character-count="2356" meta:non-whitespace-character-count="1946"/>
  </office:meta>
</office:document-meta>
</file>